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b3f2" officeooo:paragraph-rsid="0013b3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iet vergeten</text:p>
      <text:p text:style-name="P1"/>
      <text:p text:style-name="P1">kicad</text:p>
      <text:p text:style-name="P1">b voor contour</text:p>
      <text:p text:style-name="P1"/>
      <text:p text:style-name="P1"/>
      <text:p text:style-name="P1"/>
      <text:p text:style-name="P1">frezen</text:p>
      <text:p text:style-name="P1">F3 =&gt;f600 of meer</text:p>
      <text:p text:style-name="P1">horen opheffen tussen frzen</text:p>
      <text:p text:style-name="P1">prin e’xtreem plat leggen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an lietaer</meta:initial-creator>
    <meta:creation-date>2022-11-22T12:15:37.290000000</meta:creation-date>
    <dc:date>2022-11-22T12:16:50.440000000</dc:date>
    <dc:creator>jan lietaer</dc:creator>
    <meta:editing-duration>PT1M14S</meta:editing-duration>
    <meta:editing-cycles>1</meta:editing-cycles>
    <meta:document-statistic meta:table-count="0" meta:image-count="0" meta:object-count="0" meta:page-count="1" meta:paragraph-count="7" meta:word-count="19" meta:character-count="107" meta:non-whitespace-character-count="95"/>
    <meta:generator>LibreOffice/7.3.5.2$Windows_X86_64 LibreOffice_project/184fe81b8c8c30d8b5082578aee2fed2ea847c01</meta:generator>
  </office:meta>
</office:document-meta>
</file>